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Pseudo-Random Numbers Generators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40" calcext:value-type="float">
            <text:p>40</text:p>
          </table:table-cell>
          <table:table-cell office:value-type="float" office:value="0.0000543594360351563" calcext:value-type="float">
            <text:p>5,4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40" calcext:value-type="float">
            <text:p>40</text:p>
          </table:table-cell>
          <table:table-cell office:value-type="float" office:value="0.0000660419464111328" calcext:value-type="float">
            <text:p>6,6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56" calcext:value-type="float">
            <text:p>56</text:p>
          </table:table-cell>
          <table:table-cell office:value-type="float" office:value="0.0000278949737548828" calcext:value-type="float">
            <text:p>2,7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56" calcext:value-type="float">
            <text:p>56</text:p>
          </table:table-cell>
          <table:table-cell office:value-type="float" office:value="0.0000422000885009766" calcext:value-type="float">
            <text:p>4,2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80" calcext:value-type="float">
            <text:p>80</text:p>
          </table:table-cell>
          <table:table-cell office:value-type="float" office:value="0.000020027160644531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80" calcext:value-type="float">
            <text:p>80</text:p>
          </table:table-cell>
          <table:table-cell office:value-type="float" office:value="0.0000348091125488281" calcext:value-type="float">
            <text:p>3,4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28" calcext:value-type="float">
            <text:p>128</text:p>
          </table:table-cell>
          <table:table-cell office:value-type="float" office:value="0.00002288818359375" calcext:value-type="float">
            <text:p>2,2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28" calcext:value-type="float">
            <text:p>128</text:p>
          </table:table-cell>
          <table:table-cell office:value-type="float" office:value="0.0000414848327636719" calcext:value-type="float">
            <text:p>4,15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68" calcext:value-type="float">
            <text:p>168</text:p>
          </table:table-cell>
          <table:table-cell office:value-type="float" office:value="0.0000252723693847656" calcext:value-type="float">
            <text:p>2,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68" calcext:value-type="float">
            <text:p>168</text:p>
          </table:table-cell>
          <table:table-cell office:value-type="float" office:value="0.0000529289245605469" calcext:value-type="float">
            <text:p>5,2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24" calcext:value-type="float">
            <text:p>224</text:p>
          </table:table-cell>
          <table:table-cell office:value-type="float" office:value="0.0000238418579101562" calcext:value-type="float">
            <text:p>2,3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24" calcext:value-type="float">
            <text:p>224</text:p>
          </table:table-cell>
          <table:table-cell office:value-type="float" office:value="0.0000705718994140625" calcext:value-type="float">
            <text:p>7,0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56" calcext:value-type="float">
            <text:p>256</text:p>
          </table:table-cell>
          <table:table-cell office:value-type="float" office:value="0.0000386238098144531" calcext:value-type="float">
            <text:p>3,8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56" calcext:value-type="float">
            <text:p>256</text:p>
          </table:table-cell>
          <table:table-cell office:value-type="float" office:value="0.0000517368316650391" calcext:value-type="float">
            <text:p>5,1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512" calcext:value-type="float">
            <text:p>512</text:p>
          </table:table-cell>
          <table:table-cell office:value-type="float" office:value="0.0000436305999755859" calcext:value-type="float">
            <text:p>4,3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512" calcext:value-type="float">
            <text:p>512</text:p>
          </table:table-cell>
          <table:table-cell office:value-type="float" office:value="0.0000584125518798828" calcext:value-type="float">
            <text:p>5,8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51018524169922" calcext:value-type="float">
            <text:p>7,5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00010991096496582" calcext:value-type="float">
            <text:p>0,00010991096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00208377838134766" calcext:value-type="float">
            <text:p>0,000208377838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00115394592285156" calcext:value-type="float">
            <text:p>0,0001153945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0154495239257813" calcext:value-type="float">
            <text:p>0,000154495239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0690698623657227" calcext:value-type="float">
            <text:p>0,00069069862365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agged Fibonacci</text:p>
          </table:table-cell>
          <table:table-cell office:value-type="string" calcext:value-type="string">
            <text:p>Complexidade linear maior que metade de seu período</text:p>
          </table:table-cell>
          <table:table-cell table:style-name="ce4"/>
          <table:table-cell/>
          <table:table-cell office:value-type="string" calcext:value-type="string">
            <text:p>https://academic.microsoft.com/topic/11439012/publication/search?q=Lagged%20Fibonacci%20generator&amp;qe=And(Composite(F.FId%253D11439012)%252CTy%253D%270%27)&amp;f=&amp;orderBy=0</text:p>
          </table:table-cell>
        </table:table-row>
        <table:table-row table:style-name="ro1">
          <table:table-cell table:style-name="ce2" office:value-type="string" calcext:value-type="string">
            <text:p>Blum Blum Shub</text:p>
          </table:table-cell>
          <table:table-cell office:value-type="string" calcext:value-type="string">
            <text:p>Depende do operador usado (para multiplicação O(n2)</text:p>
          </table:table-cell>
          <table:table-cell table:style-name="Default"/>
          <table:table-cell/>
          <table:table-cell office:value-type="string" calcext:value-type="string">
            <text:p>https://www.diva-portal.org/smash/get/diva2:831071/FULLTEXT01.pdf</text:p>
          </table:table-cell>
        </table:table-row>
      </table:table>
      <table:named-expressions/>
      <table:database-ranges>
        <table:database-range table:name="__Anonymous_Sheet_DB__0" table:target-range-address="Sheet1.A3:Sheet1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5:29:20.033921670</meta:creation-date>
    <dc:date>2021-11-24T15:58:10.579257732</dc:date>
    <meta:editing-duration>PT8M20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